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3" style:family="table">
      <style:table-properties style:width="17.002cm" fo:margin-left="0cm" table:align="left"/>
    </style:style>
    <style:style style:name="Tabela3.A" style:family="table-column">
      <style:table-column-properties style:column-width="3.399cm"/>
    </style:style>
    <style:style style:name="Tabela3.B" style:family="table-column">
      <style:table-column-properties style:column-width="1.505cm"/>
    </style:style>
    <style:style style:name="Tabela3.C" style:family="table-column">
      <style:table-column-properties style:column-width="0.494cm"/>
    </style:style>
    <style:style style:name="Tabela3.D" style:family="table-column">
      <style:table-column-properties style:column-width="0.6cm"/>
    </style:style>
    <style:style style:name="Tabela3.E" style:family="table-column">
      <style:table-column-properties style:column-width="0.801cm"/>
    </style:style>
    <style:style style:name="Tabela3.F" style:family="table-column">
      <style:table-column-properties style:column-width="0.261cm"/>
    </style:style>
    <style:style style:name="Tabela3.G" style:family="table-column">
      <style:table-column-properties style:column-width="1.711cm"/>
    </style:style>
    <style:style style:name="Tabela3.H" style:family="table-column">
      <style:table-column-properties style:column-width="0.646cm"/>
    </style:style>
    <style:style style:name="Tabela3.I" style:family="table-column">
      <style:table-column-properties style:column-width="0.781cm"/>
    </style:style>
    <style:style style:name="Tabela3.J" style:family="table-column">
      <style:table-column-properties style:column-width="0.728cm"/>
    </style:style>
    <style:style style:name="Tabela3.K" style:family="table-column">
      <style:table-column-properties style:column-width="0.173cm"/>
    </style:style>
    <style:style style:name="Tabela3.L" style:family="table-column">
      <style:table-column-properties style:column-width="1.917cm"/>
    </style:style>
    <style:style style:name="Tabela3.M" style:family="table-column">
      <style:table-column-properties style:column-width="0.235cm"/>
    </style:style>
    <style:style style:name="Tabela3.N" style:family="table-column">
      <style:table-column-properties style:column-width="0.346cm"/>
    </style:style>
    <style:style style:name="Tabela3.O" style:family="table-column">
      <style:table-column-properties style:column-width="1.575cm"/>
    </style:style>
    <style:style style:name="Tabela3.P" style:family="table-column">
      <style:table-column-properties style:column-width="1.831cm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ela3.D1" style:family="table-cell">
      <style:table-cell-properties fo:padding="0.097cm" fo:border="0.5pt solid #000000" style:writing-mode="page"/>
    </style:style>
    <style:style style:name="Tabela3.A2" style:family="table-cell">
      <style:table-cell-properties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3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3.D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3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3.D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3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3.D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3.A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3.D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3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3.D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3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3.D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3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3.D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3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3.D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3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3.D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3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3.D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3.A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3.D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3.A18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19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ela3.D19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D20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D21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2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E2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L2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2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E2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L2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2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E2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L2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2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2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I28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2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E2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I2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29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3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E3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I3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30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3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E3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I3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31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3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E3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I3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3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33" style:family="table-row">
      <style:table-row-properties style:min-row-height="0.707cm"/>
    </style:style>
    <style:style style:name="Tabela3.A3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3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H3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M3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3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G3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H3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K3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M3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P3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3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G3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H3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K3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M3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P3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3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G3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H3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K3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M3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P3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3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G3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H3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K3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M3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P38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9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4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4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F4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J4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O41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4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4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F4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J4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O4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4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4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F4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J4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O4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4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4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F4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J4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O4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4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4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F4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J4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O4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47" style:family="table-row">
      <style:table-row-properties style:min-row-height="1.859cm"/>
    </style:style>
    <style:style style:name="Tabela3.A4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ing_20_3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font-size="10pt" fo:font-weight="bold" officeooo:rsid="016fc91f" officeooo:paragraph-rsid="016066a9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10pt" officeooo:rsid="01470d5e" officeooo:paragraph-rsid="016066a9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fo:font-weight="bold" officeooo:rsid="003c8bbf" officeooo:paragraph-rsid="003c8bbf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0pt" officeooo:rsid="003c8bbf" officeooo:paragraph-rsid="003c8bbf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fo:font-weight="bold" officeooo:rsid="0172e443" officeooo:paragraph-rsid="0172e443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0pt" officeooo:rsid="0172e443" officeooo:paragraph-rsid="0172e443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fo:font-size="10pt" officeooo:rsid="01750929" officeooo:paragraph-rsid="01750929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fo:font-weight="bold" officeooo:rsid="01758401" officeooo:paragraph-rsid="0161f03f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officeooo:paragraph-rsid="003e2b7c"/>
    </style:style>
    <style:style style:name="P11" style:family="paragraph" style:parent-style-name="Table_20_Contents">
      <style:paragraph-properties fo:text-align="start" style:justify-single-word="false"/>
      <style:text-properties fo:font-size="10pt" officeooo:rsid="01759d36" officeooo:paragraph-rsid="01759d36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1768810" officeooo:paragraph-rsid="0161fe1d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officeooo:rsid="0177988f" officeooo:paragraph-rsid="0161fe1d"/>
    </style:style>
    <style:style style:name="P14" style:family="paragraph" style:parent-style-name="Table_20_Contents">
      <style:paragraph-properties fo:margin-left="0cm" fo:margin-right="0cm" fo:text-indent="0cm" style:auto-text-indent="false"/>
    </style:style>
    <style:style style:name="P15" style:family="paragraph" style:parent-style-name="Table_20_Contents">
      <style:paragraph-properties fo:text-align="center" style:justify-single-word="false"/>
      <style:text-properties fo:font-size="10pt" fo:font-weight="bold" officeooo:rsid="003e2b7c" officeooo:paragraph-rsid="003e2b7c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10pt" officeooo:rsid="003e2b7c" officeooo:paragraph-rsid="003e2b7c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fo:font-size="10pt" officeooo:rsid="012adb6a" officeooo:paragraph-rsid="012adb6a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fo:font-size="10pt" officeooo:rsid="003e2b7c" officeooo:paragraph-rsid="0164033a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fo:font-size="10pt" officeooo:rsid="0164033a" officeooo:paragraph-rsid="0164033a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fo:font-size="10pt" officeooo:rsid="014c8665" officeooo:paragraph-rsid="012395cd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fo:font-weight="bold" officeooo:rsid="00446e49" officeooo:paragraph-rsid="00446e49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size="10pt" fo:font-weight="bold" officeooo:rsid="0044e3d4" officeooo:paragraph-rsid="0044e3d4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fo:font-size="10pt" fo:font-weight="bold" officeooo:rsid="017f89dd" officeooo:paragraph-rsid="017f89d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fo:font-size="10pt" officeooo:rsid="015ab951" officeooo:paragraph-rsid="015ab951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fo:font-size="10pt" officeooo:rsid="01597410" officeooo:paragraph-rsid="015ab951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officeooo:rsid="003e2b7c" officeooo:paragraph-rsid="003e2b7c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size="10pt" officeooo:rsid="016767e7" officeooo:paragraph-rsid="016767e7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3e2b7c" officeooo:paragraph-rsid="012cbfaa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12cbfaa" officeooo:paragraph-rsid="012cbfaa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fo:font-weight="bold" officeooo:rsid="00486244" officeooo:paragraph-rsid="00486244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0pt" fo:font-weight="bold" officeooo:rsid="0048a855" officeooo:paragraph-rsid="0048a855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size="10pt" fo:font-weight="bold" officeooo:rsid="004a27b4" officeooo:paragraph-rsid="004a27b4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10pt" fo:font-weight="normal" officeooo:rsid="0048a855" officeooo:paragraph-rsid="012ebae5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font-size="10pt" fo:font-weight="normal" officeooo:rsid="012e216b" officeooo:paragraph-rsid="012f13af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font-size="10pt" fo:font-weight="normal" officeooo:rsid="0048a855" officeooo:paragraph-rsid="012f13af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font-size="10pt" fo:font-weight="normal" officeooo:rsid="012e216b" officeooo:paragraph-rsid="012e7966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font-size="10pt" fo:font-weight="normal" officeooo:rsid="003e2b7c" officeooo:paragraph-rsid="003e2b7c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font-size="10pt" fo:font-weight="normal" officeooo:rsid="012e7966" officeooo:paragraph-rsid="012e7966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font-size="10pt" fo:font-weight="normal" officeooo:rsid="012e7966" officeooo:paragraph-rsid="012f13af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font-size="10pt" fo:font-weight="normal" officeooo:rsid="0048a855" officeooo:paragraph-rsid="012e7966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font-size="10pt" fo:font-weight="bold" officeooo:rsid="004bd85b" officeooo:paragraph-rsid="004bd85b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10pt" fo:font-weight="bold" officeooo:rsid="004dfedd" officeooo:paragraph-rsid="004dfedd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font-size="10pt" fo:font-weight="bold" officeooo:rsid="004c7555" officeooo:paragraph-rsid="004e72a6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10pt" officeooo:rsid="012f32c9" officeooo:paragraph-rsid="012f32c9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fo:font-size="10pt" fo:font-weight="bold" officeooo:rsid="004e72a6" officeooo:paragraph-rsid="004e72a6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size="10pt" officeooo:rsid="013013d4" officeooo:paragraph-rsid="013013d4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fo:font-size="10pt" officeooo:rsid="013262ed" officeooo:paragraph-rsid="013262ed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fo:font-size="10pt" fo:font-weight="bold" officeooo:rsid="0050a4b5" officeooo:paragraph-rsid="0050a4b5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size="10pt" fo:font-weight="bold" officeooo:rsid="013dc724" officeooo:paragraph-rsid="015c20db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10pt" fo:font-weight="bold" officeooo:rsid="0051e177" officeooo:paragraph-rsid="0051e177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8pt" officeooo:rsid="01500d52" officeooo:paragraph-rsid="01500d52" style:font-size-asian="8pt" style:font-size-complex="8pt"/>
    </style:style>
    <style:style style:name="P53" style:family="paragraph" style:parent-style-name="Table_20_Contents">
      <style:paragraph-properties fo:text-align="center" style:justify-single-word="false"/>
      <style:text-properties fo:font-size="10pt" officeooo:rsid="013d6115" officeooo:paragraph-rsid="014f2abc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fo:font-size="8pt" officeooo:rsid="015152f2" officeooo:paragraph-rsid="015152f2" style:font-size-asian="8pt" style:font-size-complex="8pt"/>
    </style:style>
    <style:style style:name="P55" style:family="paragraph" style:parent-style-name="Table_20_Contents">
      <style:paragraph-properties fo:text-align="center" style:justify-single-word="false"/>
      <style:text-properties fo:font-size="8pt" officeooo:rsid="01532580" officeooo:paragraph-rsid="01532580" style:font-size-asian="8pt" style:font-size-complex="8pt"/>
    </style:style>
    <style:style style:name="P56" style:family="paragraph" style:parent-style-name="Table_20_Contents">
      <style:paragraph-properties fo:text-align="center" style:justify-single-word="false"/>
      <style:text-properties fo:font-size="10pt" officeooo:rsid="003e2b7c" officeooo:paragraph-rsid="01571e87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fo:font-size="8pt" officeooo:rsid="015152f2" officeooo:paragraph-rsid="01571e87" style:font-size-asian="8pt" style:font-size-complex="8pt"/>
    </style:style>
    <style:style style:name="P58" style:family="paragraph" style:parent-style-name="Table_20_Contents">
      <style:paragraph-properties fo:text-align="center" style:justify-single-word="false"/>
      <style:text-properties fo:font-size="10pt" officeooo:rsid="015d194c" officeooo:paragraph-rsid="015d194c" style:font-size-asian="10pt" style:font-size-complex="10pt"/>
    </style:style>
    <style:style style:name="P59" style:family="paragraph" style:parent-style-name="Text_20_body">
      <style:paragraph-properties fo:text-align="center" style:justify-single-word="false"/>
      <style:text-properties officeooo:rsid="003a931c" officeooo:paragraph-rsid="003a931c"/>
    </style:style>
    <style:style style:name="P60" style:family="paragraph" style:parent-style-name="Text_20_body">
      <style:paragraph-properties fo:text-align="center" style:justify-single-word="false"/>
      <style:text-properties officeooo:paragraph-rsid="003a931c"/>
    </style:style>
    <style:style style:name="T1" style:family="text">
      <style:text-properties officeooo:rsid="01251c6d"/>
    </style:style>
    <style:style style:name="T2" style:family="text">
      <style:text-properties officeooo:rsid="0146e057"/>
    </style:style>
    <style:style style:name="T3" style:family="text">
      <style:text-properties officeooo:rsid="01466a5b"/>
    </style:style>
    <style:style style:name="T4" style:family="text">
      <style:text-properties officeooo:rsid="01750929"/>
    </style:style>
    <style:style style:name="T5" style:family="text">
      <style:text-properties fo:font-size="10pt" fo:font-weight="normal" officeooo:rsid="003e2b7c" style:font-size-asian="10pt" style:font-weight-asian="normal" style:font-size-complex="10pt" style:font-weight-complex="normal"/>
    </style:style>
    <style:style style:name="T6" style:family="text">
      <style:text-properties officeooo:rsid="0177aaa7"/>
    </style:style>
    <style:style style:name="T7" style:family="text">
      <style:text-properties officeooo:rsid="0164033a"/>
    </style:style>
    <style:style style:name="T8" style:family="text">
      <style:text-properties officeooo:rsid="015e0084"/>
    </style:style>
    <style:style style:name="T9" style:family="text">
      <style:text-properties officeooo:rsid="016767e7"/>
    </style:style>
    <style:style style:name="T10" style:family="text">
      <style:text-properties officeooo:rsid="012cbfaa"/>
    </style:style>
    <style:style style:name="T11" style:family="text">
      <style:text-properties officeooo:rsid="012e7966"/>
    </style:style>
    <style:style style:name="T12" style:family="text">
      <style:text-properties officeooo:rsid="012ce416"/>
    </style:style>
    <style:style style:name="T13" style:family="text">
      <style:text-properties officeooo:rsid="01361fb9"/>
    </style:style>
    <style:style style:name="T14" style:family="text">
      <style:text-properties officeooo:rsid="0138a144"/>
    </style:style>
    <style:style style:name="T15" style:family="text">
      <style:text-properties officeooo:rsid="01571e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ESQUEMA DE BACKUP</text:h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I"/>
        <table:table-column table:style-name="Tabela3.J"/>
        <table:table-column table:style-name="Tabela3.K"/>
        <table:table-column table:style-name="Tabela3.L"/>
        <table:table-column table:style-name="Tabela3.M"/>
        <table:table-column table:style-name="Tabela3.N"/>
        <table:table-column table:style-name="Tabela3.O"/>
        <table:table-column table:style-name="Tabela3.P"/>
        <table:table-row>
          <table:table-cell table:style-name="Tabela3.A1" table:number-columns-spanned="3" office:value-type="string">
            <text:p text:style-name="P2">Nome do Backup</text:p>
          </table:table-cell>
          <table:covered-table-cell/>
          <table:covered-table-cell/>
          <table:table-cell table:style-name="Tabela3.D1" table:number-columns-spanned="13" office:value-type="string">
            <text:p text:style-name="P3">BackupPadua-sr-140-00035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table:number-columns-spanned="16" office:value-type="string">
            <text:p text:style-name="P4">Descrição do Esquema de Backu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3" table:number-columns-spanned="16" office:value-type="string">
            <text:p text:style-name="P5"><text:span text:style-name="T1">O </text:span><text:span text:style-name="T2">presente </text:span><text:span text:style-name="T1">esquema de backup </text:span><text:span text:style-name="T3">é destinado à preservação dos dados operacionais do servidor de virtualização do campus Pádu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table:number-columns-spanned="16" office:value-type="string">
            <text:p text:style-name="P6">Servid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5" table:number-columns-spanned="3" office:value-type="string">
            <text:p text:style-name="P7">Localização</text:p>
          </table:table-cell>
          <table:covered-table-cell/>
          <table:covered-table-cell/>
          <table:table-cell table:style-name="Tabela3.D5" table:number-columns-spanned="13" office:value-type="string">
            <text:p text:style-name="P8">10.140.1.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6" table:number-columns-spanned="3" office:value-type="string">
            <text:p text:style-name="P7">Sistema Operacional</text:p>
          </table:table-cell>
          <table:covered-table-cell/>
          <table:covered-table-cell/>
          <table:table-cell table:style-name="Tabela3.D6" table:number-columns-spanned="13" office:value-type="string">
            <text:p text:style-name="P7"><text:span text:style-name="T4">P</text:span>roxMox (Debian base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table:number-columns-spanned="16" office:value-type="string">
            <text:p text:style-name="P9">Cliente de Backu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6" table:number-columns-spanned="3" office:value-type="string">
            <text:p text:style-name="P10"><text:span text:style-name="Strong_20_Emphasis"><text:span text:style-name="T5">Software de Backup</text:span></text:span></text:p>
          </table:table-cell>
          <table:covered-table-cell/>
          <table:covered-table-cell/>
          <table:table-cell table:style-name="Tabela3.D6" table:number-columns-spanned="13" office:value-type="string">
            <text:p text:style-name="P11">bacul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6" table:number-columns-spanned="3" office:value-type="string">
            <text:p text:style-name="P10"><text:span text:style-name="Strong_20_Emphasis"><text:span text:style-name="T5">Tipo de agente necessário</text:span></text:span></text:p>
          </table:table-cell>
          <table:covered-table-cell/>
          <table:covered-table-cell/>
          <table:table-cell table:style-name="Tabela3.D6" table:number-columns-spanned="13" office:value-type="string">
            <text:p text:style-name="P11">bacula-cli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6" table:number-columns-spanned="3" office:value-type="string">
            <text:p text:style-name="P10"><text:span text:style-name="Strong_20_Emphasis"><text:span text:style-name="T5">Script ou ferramenta adicional</text:span></text:span></text:p>
          </table:table-cell>
          <table:covered-table-cell/>
          <table:covered-table-cell/>
          <table:table-cell table:style-name="Tabela3.D6" table:number-columns-spanned="13" office:value-type="string">
            <text:p text:style-name="P11">Não aplicável (no momento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table:number-columns-spanned="16" office:value-type="string">
            <text:p text:style-name="P12">Informações dos Diretór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6" table:number-columns-spanned="3" office:value-type="string">
            <text:p text:style-name="P13"><text:span text:style-name="T6">L</text:span>ocalização</text:p>
          </table:table-cell>
          <table:covered-table-cell/>
          <table:covered-table-cell/>
          <table:table-cell table:style-name="Tabela3.D6" table:number-columns-spanned="13" office:value-type="string">
            <text:p text:style-name="Table_20_Contents">/etc/pv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6" table:number-columns-spanned="3" office:value-type="string">
            <text:p text:style-name="P13"><text:span text:style-name="T6">L</text:span>ocalização</text:p>
          </table:table-cell>
          <table:covered-table-cell/>
          <table:covered-table-cell/>
          <table:table-cell table:style-name="Tabela3.D6" table:number-columns-spanned="13" office:value-type="string">
            <text:p text:style-name="P14">/etc/pve/qemu-serv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6" table:number-columns-spanned="3" office:value-type="string">
            <text:p text:style-name="P13"><text:span text:style-name="T6">L</text:span>ocalização</text:p>
          </table:table-cell>
          <table:covered-table-cell/>
          <table:covered-table-cell/>
          <table:table-cell table:style-name="Tabela3.D6" table:number-columns-spanned="13" office:value-type="string">
            <text:p text:style-name="P14">/etc/pve/lx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6" table:number-columns-spanned="3" office:value-type="string">
            <text:p text:style-name="P13"><text:span text:style-name="T6">L</text:span>ocalização</text:p>
          </table:table-cell>
          <table:covered-table-cell/>
          <table:covered-table-cell/>
          <table:table-cell table:style-name="Tabela3.D6" table:number-columns-spanned="13" office:value-type="string">
            <text:p text:style-name="P14">/var/lib/vz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6" table:number-columns-spanned="3" office:value-type="string">
            <text:p text:style-name="P13"><text:span text:style-name="T6">L</text:span>ocalização</text:p>
          </table:table-cell>
          <table:covered-table-cell/>
          <table:covered-table-cell/>
          <table:table-cell table:style-name="Tabela3.D6" table:number-columns-spanned="13" office:value-type="string">
            <text:p text:style-name="P14">/var/lib/rrdcach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17" table:number-columns-spanned="3" office:value-type="string">
            <text:p text:style-name="P13"><text:span text:style-name="T6">L</text:span>ocalização</text:p>
          </table:table-cell>
          <table:covered-table-cell/>
          <table:covered-table-cell/>
          <table:table-cell table:style-name="Tabela3.D17" table:number-columns-spanned="13" office:value-type="string">
            <text:p text:style-name="P14">/var/lib/pve-clust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18" table:number-columns-spanned="16" office:value-type="string">
            <text:p text:style-name="P15">Informação do B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19" table:number-columns-spanned="3" office:value-type="string">
            <text:p text:style-name="P16">Localização do BD (IP):</text:p>
          </table:table-cell>
          <table:covered-table-cell/>
          <table:covered-table-cell/>
          <table:table-cell table:style-name="Tabela3.D19" table:number-columns-spanned="13" office:value-type="string">
            <text:p text:style-name="P17">10.<text:span text:style-name="T7">0.1.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0" table:number-columns-spanned="3" office:value-type="string">
            <text:p text:style-name="P18">Versão</text:p>
          </table:table-cell>
          <table:covered-table-cell/>
          <table:covered-table-cell/>
          <table:table-cell table:style-name="Tabela3.D19" table:number-columns-spanned="13" office:value-type="string">
            <text:p text:style-name="P19">10.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1" table:number-columns-spanned="3" office:value-type="string">
            <text:p text:style-name="P16">Sistema Operacional:</text:p>
          </table:table-cell>
          <table:covered-table-cell/>
          <table:covered-table-cell/>
          <table:table-cell table:style-name="Tabela3.D21" table:number-columns-spanned="13" office:value-type="string">
            <text:p text:style-name="P20">Debi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18" table:number-columns-spanned="16" office:value-type="string">
            <text:p text:style-name="P21">Nomenclatura dos Volum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3" office:value-type="string">
            <text:p text:style-name="P22"/>
          </table:table-cell>
          <table:table-cell table:style-name="Tabela3.B23" table:number-columns-spanned="3" office:value-type="string">
            <text:p text:style-name="P23">DUMP</text:p>
          </table:table-cell>
          <table:covered-table-cell/>
          <table:covered-table-cell/>
          <table:table-cell table:style-name="Tabela3.E23" table:number-columns-spanned="7" office:value-type="string">
            <text:p text:style-name="P24"><text:span text:style-name="Strong_20_Emphasis">PITR BASE + XLOG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L23" table:number-columns-spanned="5" office:value-type="string">
            <text:p text:style-name="P24"><text:span text:style-name="Strong_20_Emphasis">Localizaçã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24" office:value-type="string">
            <text:p text:style-name="P25">TAPE</text:p>
          </table:table-cell>
          <table:table-cell table:style-name="Tabela3.B24" table:number-columns-spanned="3" office:value-type="string">
            <text:p text:style-name="P26">000006L4</text:p>
          </table:table-cell>
          <table:covered-table-cell/>
          <table:covered-table-cell/>
          <table:table-cell table:style-name="Tabela3.E24" table:number-columns-spanned="7" office:value-type="string">
            <text:p text:style-name="P27"><text:span text:style-name="T8">JOB </text:span>218296 <text:span text:style-name="T9">06/11/202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L24" table:number-columns-spanned="5" office:value-type="string">
            <text:p text:style-name="P28">Reitori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25" office:value-type="string">
            <text:p text:style-name="P22">Mídia Físicas </text:p>
            <text:p text:style-name="P22">(Fita Magnética)</text:p>
          </table:table-cell>
          <table:table-cell table:style-name="Tabela3.B25" table:number-columns-spanned="3" office:value-type="string">
            <text:p text:style-name="P29"><text:span text:style-name="T10">XXXXXX</text:span>L4 </text:p>
            <text:p text:style-name="P30">(X= numeração <text:s/>sequencial)</text:p>
          </table:table-cell>
          <table:covered-table-cell/>
          <table:covered-table-cell/>
          <table:table-cell table:style-name="Tabela3.E25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L23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18" table:number-columns-spanned="16" office:value-type="string">
            <text:p text:style-name="P31">Agendamento da Política Diár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7" table:number-rows-spanned="3" office:value-type="string">
            <text:p text:style-name="P32">Tipo de Backup</text:p>
          </table:table-cell>
          <table:table-cell table:style-name="Tabela3.B27" table:number-columns-spanned="15" office:value-type="string">
            <text:p text:style-name="P32">Banco de D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Tabela3.A27"/>
          <table:table-cell table:style-name="Tabela3.B28" table:number-columns-spanned="7" office:value-type="string">
            <text:p text:style-name="P32">D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I28" table:number-columns-spanned="8" office:value-type="string">
            <text:p text:style-name="P32">Binár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Tabela3.A27"/>
          <table:table-cell table:style-name="Tabela3.B29" table:number-columns-spanned="3" office:value-type="string">
            <text:p text:style-name="P32">Disco</text:p>
          </table:table-cell>
          <table:covered-table-cell/>
          <table:covered-table-cell/>
          <table:table-cell table:style-name="Tabela3.E29" table:number-columns-spanned="4" office:value-type="string">
            <text:p text:style-name="P32">Fita</text:p>
          </table:table-cell>
          <table:covered-table-cell/>
          <table:covered-table-cell/>
          <table:covered-table-cell/>
          <table:table-cell table:style-name="Tabela3.I29" table:number-columns-spanned="5" office:value-type="string">
            <text:p text:style-name="P32"/>
          </table:table-cell>
          <table:covered-table-cell/>
          <table:covered-table-cell/>
          <table:covered-table-cell/>
          <table:covered-table-cell/>
          <table:table-cell table:style-name="Tabela3.N29" table:number-columns-spanned="3" office:value-type="string">
            <text:p text:style-name="P32"/>
          </table:table-cell>
          <table:covered-table-cell/>
          <table:covered-table-cell/>
        </table:table-row>
        <table:table-row>
          <table:table-cell table:style-name="Tabela3.A30" office:value-type="string">
            <text:p text:style-name="P33">Full</text:p>
          </table:table-cell>
          <table:table-cell table:style-name="Tabela3.B29" table:number-columns-spanned="3" office:value-type="string">
            <text:p text:style-name="P34">-</text:p>
          </table:table-cell>
          <table:covered-table-cell/>
          <table:covered-table-cell/>
          <table:table-cell table:style-name="Tabela3.E29" table:number-columns-spanned="4" office:value-type="string">
            <text:p text:style-name="P35">Sábado </text:p>
            <text:p text:style-name="P36"><text:span text:style-name="T11">(4ª semana)</text:span><text:span text:style-name="T12"> </text:span></text:p>
            <text:p text:style-name="P37">04:01 AM</text:p>
          </table:table-cell>
          <table:covered-table-cell/>
          <table:covered-table-cell/>
          <table:covered-table-cell/>
          <table:table-cell table:style-name="Tabela3.I29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Tabela3.N29" table:number-columns-spanned="3" office:value-type="string">
            <text:p text:style-name="P38"/>
          </table:table-cell>
          <table:covered-table-cell/>
          <table:covered-table-cell/>
        </table:table-row>
        <table:table-row>
          <table:table-cell table:style-name="Tabela3.A30" office:value-type="string">
            <text:p text:style-name="P33">Incremental</text:p>
          </table:table-cell>
          <table:table-cell table:style-name="Tabela3.B29" table:number-columns-spanned="3" office:value-type="string">
            <text:p text:style-name="P39">-</text:p>
          </table:table-cell>
          <table:covered-table-cell/>
          <table:covered-table-cell/>
          <table:table-cell table:style-name="Tabela3.E29" table:number-columns-spanned="4" office:value-type="string">
            <text:p text:style-name="P40">Domingo-Sexta </text:p>
            <text:p text:style-name="P40">(1ª a 6ª semana)</text:p>
            <text:p text:style-name="P37">04:01 AM</text:p>
          </table:table-cell>
          <table:covered-table-cell/>
          <table:covered-table-cell/>
          <table:covered-table-cell/>
          <table:table-cell table:style-name="Tabela3.I29" table:number-columns-spanned="5" office:value-type="string">
            <text:p text:style-name="P38"/>
          </table:table-cell>
          <table:covered-table-cell/>
          <table:covered-table-cell/>
          <table:covered-table-cell/>
          <table:covered-table-cell/>
          <table:table-cell table:style-name="Tabela3.N29" table:number-columns-spanned="3" office:value-type="string">
            <text:p text:style-name="P38"/>
          </table:table-cell>
          <table:covered-table-cell/>
          <table:covered-table-cell/>
        </table:table-row>
        <table:table-row>
          <table:table-cell table:style-name="Tabela3.A30" office:value-type="string">
            <text:p text:style-name="P33">Diferencial</text:p>
          </table:table-cell>
          <table:table-cell table:style-name="Tabela3.B29" table:number-columns-spanned="3" office:value-type="string">
            <text:p text:style-name="P41">-</text:p>
          </table:table-cell>
          <table:covered-table-cell/>
          <table:covered-table-cell/>
          <table:table-cell table:style-name="Tabela3.E29" table:number-columns-spanned="4" office:value-type="string">
            <text:p text:style-name="P40">Sábado </text:p>
            <text:p text:style-name="P40">(1ª-3ª,5ª semana)</text:p>
            <text:p text:style-name="P37">04:01 AM</text:p>
          </table:table-cell>
          <table:covered-table-cell/>
          <table:covered-table-cell/>
          <table:covered-table-cell/>
          <table:table-cell table:style-name="Tabela3.I29" table:number-columns-spanned="5" office:value-type="string">
            <text:p text:style-name="P38"/>
          </table:table-cell>
          <table:covered-table-cell/>
          <table:covered-table-cell/>
          <table:covered-table-cell/>
          <table:covered-table-cell/>
          <table:table-cell table:style-name="Tabela3.N29" table:number-columns-spanned="3" office:value-type="string">
            <text:p text:style-name="P38"/>
          </table:table-cell>
          <table:covered-table-cell/>
          <table:covered-table-cell/>
        </table:table-row>
        <text:soft-page-break/>
        <table:table-row table:style-name="Tabela3.33">
          <table:table-cell table:style-name="Tabela3.A18" table:number-columns-spanned="16" office:value-type="string">
            <text:p text:style-name="P42">Retenção do Backu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33">
          <table:table-cell table:style-name="Tabela3.A34" table:number-rows-spanned="2" table:number-columns-spanned="2" office:value-type="string">
            <text:p text:style-name="P27"/>
          </table:table-cell>
          <table:covered-table-cell/>
          <table:table-cell table:style-name="Tabela3.C34" table:number-columns-spanned="5" office:value-type="string">
            <text:p text:style-name="P43">Full</text:p>
          </table:table-cell>
          <table:covered-table-cell/>
          <table:covered-table-cell/>
          <table:covered-table-cell/>
          <table:covered-table-cell/>
          <table:table-cell table:style-name="Tabela3.H34" table:number-columns-spanned="5" office:value-type="string">
            <text:p text:style-name="P43">Incremental</text:p>
          </table:table-cell>
          <table:covered-table-cell/>
          <table:covered-table-cell/>
          <table:covered-table-cell/>
          <table:covered-table-cell/>
          <table:table-cell table:style-name="Tabela3.M34" table:number-columns-spanned="4" office:value-type="string">
            <text:p text:style-name="P43">Diferencial</text:p>
          </table:table-cell>
          <table:covered-table-cell/>
          <table:covered-table-cell/>
          <table:covered-table-cell/>
        </table:table-row>
        <table:table-row table:style-name="Tabela3.33">
          <table:covered-table-cell table:style-name="Tabela3.A34"/>
          <table:covered-table-cell/>
          <table:table-cell table:style-name="Tabela3.C35" table:number-columns-spanned="4" office:value-type="string">
            <text:p text:style-name="P43">Disco</text:p>
          </table:table-cell>
          <table:covered-table-cell/>
          <table:covered-table-cell/>
          <table:covered-table-cell/>
          <table:table-cell table:style-name="Tabela3.G35" office:value-type="string">
            <text:p text:style-name="P43">Fita</text:p>
          </table:table-cell>
          <table:table-cell table:style-name="Tabela3.C35" table:number-columns-spanned="3" office:value-type="string">
            <text:p text:style-name="P43">Disco</text:p>
          </table:table-cell>
          <table:covered-table-cell/>
          <table:covered-table-cell/>
          <table:table-cell table:style-name="Tabela3.K35" table:number-columns-spanned="2" office:value-type="string">
            <text:p text:style-name="P43">Fita</text:p>
          </table:table-cell>
          <table:covered-table-cell/>
          <table:table-cell table:style-name="Tabela3.C35" table:number-columns-spanned="3" office:value-type="string">
            <text:p text:style-name="P43">Disco</text:p>
          </table:table-cell>
          <table:covered-table-cell/>
          <table:covered-table-cell/>
          <table:table-cell table:style-name="Tabela3.P35" office:value-type="string">
            <text:p text:style-name="P43">Fita</text:p>
          </table:table-cell>
        </table:table-row>
        <table:table-row table:style-name="Tabela3.33">
          <table:table-cell table:style-name="Tabela3.A36" table:number-columns-spanned="2" office:value-type="string">
            <text:p text:style-name="P44">Retenção (tempo em que o backup será mantido)</text:p>
          </table:table-cell>
          <table:covered-table-cell/>
          <table:table-cell table:style-name="Tabela3.C36" table:number-columns-spanned="4" office:value-type="string">
            <text:p text:style-name="P27">-</text:p>
          </table:table-cell>
          <table:covered-table-cell/>
          <table:covered-table-cell/>
          <table:covered-table-cell/>
          <table:table-cell table:style-name="Tabela3.G36" office:value-type="string">
            <text:p text:style-name="P45">730 dias</text:p>
          </table:table-cell>
          <table:table-cell table:style-name="Tabela3.H36" table:number-columns-spanned="3" office:value-type="string">
            <text:p text:style-name="P27">-</text:p>
          </table:table-cell>
          <table:covered-table-cell/>
          <table:covered-table-cell/>
          <table:table-cell table:style-name="Tabela3.K36" table:number-columns-spanned="2" office:value-type="string">
            <text:p text:style-name="P45">730 dias</text:p>
          </table:table-cell>
          <table:covered-table-cell/>
          <table:table-cell table:style-name="Tabela3.H36" table:number-columns-spanned="3" office:value-type="string">
            <text:p text:style-name="P27">-</text:p>
          </table:table-cell>
          <table:covered-table-cell/>
          <table:covered-table-cell/>
          <table:table-cell table:style-name="Tabela3.P36" office:value-type="string">
            <text:p text:style-name="P45">730 dias</text:p>
          </table:table-cell>
        </table:table-row>
        <table:table-row table:style-name="Tabela3.33">
          <table:table-cell table:style-name="Tabela3.A37" table:number-columns-spanned="2" office:value-type="string">
            <text:p text:style-name="P46">RPO (tempo máximo de perda de dados)</text:p>
          </table:table-cell>
          <table:covered-table-cell/>
          <table:table-cell table:style-name="Tabela3.C37" table:number-columns-spanned="4" office:value-type="string">
            <text:p text:style-name="P27">-</text:p>
          </table:table-cell>
          <table:covered-table-cell/>
          <table:covered-table-cell/>
          <table:covered-table-cell/>
          <table:table-cell table:style-name="Tabela3.G37" office:value-type="string">
            <text:p text:style-name="P47">24 horas</text:p>
          </table:table-cell>
          <table:table-cell table:style-name="Tabela3.H37" table:number-columns-spanned="3" office:value-type="string">
            <text:p text:style-name="P27">-</text:p>
          </table:table-cell>
          <table:covered-table-cell/>
          <table:covered-table-cell/>
          <table:table-cell table:style-name="Tabela3.K37" table:number-columns-spanned="2" office:value-type="string">
            <text:p text:style-name="P47">24 horas</text:p>
          </table:table-cell>
          <table:covered-table-cell/>
          <table:table-cell table:style-name="Tabela3.H37" table:number-columns-spanned="3" office:value-type="string">
            <text:p text:style-name="P27">-</text:p>
          </table:table-cell>
          <table:covered-table-cell/>
          <table:covered-table-cell/>
          <table:table-cell table:style-name="Tabela3.P37" office:value-type="string">
            <text:p text:style-name="P47">24 horas</text:p>
          </table:table-cell>
        </table:table-row>
        <table:table-row table:style-name="Tabela3.33">
          <table:table-cell table:style-name="Tabela3.A38" table:number-columns-spanned="2" office:value-type="string">
            <text:p text:style-name="P46">RTO (tempo estimado para a restauração)</text:p>
          </table:table-cell>
          <table:covered-table-cell/>
          <table:table-cell table:style-name="Tabela3.C38" table:number-columns-spanned="4" office:value-type="string">
            <text:p text:style-name="P27">-</text:p>
          </table:table-cell>
          <table:covered-table-cell/>
          <table:covered-table-cell/>
          <table:covered-table-cell/>
          <table:table-cell table:style-name="Tabela3.G38" office:value-type="string">
            <text:p text:style-name="P48"><text:span text:style-name="T13">6</text:span> horas</text:p>
          </table:table-cell>
          <table:table-cell table:style-name="Tabela3.H38" table:number-columns-spanned="3" office:value-type="string">
            <text:p text:style-name="P27">-</text:p>
          </table:table-cell>
          <table:covered-table-cell/>
          <table:covered-table-cell/>
          <table:table-cell table:style-name="Tabela3.K38" table:number-columns-spanned="2" office:value-type="string">
            <text:p text:style-name="P48"><text:span text:style-name="T14">2</text:span> horas</text:p>
          </table:table-cell>
          <table:covered-table-cell/>
          <table:table-cell table:style-name="Tabela3.H38" table:number-columns-spanned="3" office:value-type="string">
            <text:p text:style-name="P27">-</text:p>
          </table:table-cell>
          <table:covered-table-cell/>
          <table:covered-table-cell/>
          <table:table-cell table:style-name="Tabela3.P38" office:value-type="string">
            <text:p text:style-name="P48"><text:span text:style-name="T14">3</text:span> horas</text:p>
          </table:table-cell>
        </table:table-row>
        <table:table-row table:style-name="Tabela3.33">
          <table:table-cell table:style-name="Tabela3.A39" table:number-columns-spanned="1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33">
          <table:table-cell table:style-name="Tabela3.A18" table:number-columns-spanned="16" office:value-type="string">
            <text:p text:style-name="P49">Esquema de Teste e Valida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33">
          <table:table-cell table:style-name="Tabela3.A41" office:value-type="string">
            <text:p text:style-name="P50">Recurso</text:p>
          </table:table-cell>
          <table:table-cell table:style-name="Tabela3.B41" table:number-columns-spanned="4" office:value-type="string">
            <text:p text:style-name="P51">Recuperação</text:p>
          </table:table-cell>
          <table:covered-table-cell/>
          <table:covered-table-cell/>
          <table:covered-table-cell/>
          <table:table-cell table:style-name="Tabela3.B41" table:number-columns-spanned="4" office:value-type="string">
            <text:p text:style-name="P51">Validação</text:p>
          </table:table-cell>
          <table:covered-table-cell/>
          <table:covered-table-cell/>
          <table:covered-table-cell/>
          <table:table-cell table:style-name="Tabela3.B41" table:number-columns-spanned="5" office:value-type="string">
            <text:p text:style-name="P51">Responsável</text:p>
          </table:table-cell>
          <table:covered-table-cell/>
          <table:covered-table-cell/>
          <table:covered-table-cell/>
          <table:covered-table-cell/>
          <table:table-cell table:style-name="Tabela3.O41" table:number-columns-spanned="2" office:value-type="string">
            <text:p text:style-name="P51">Periodicidade</text:p>
          </table:table-cell>
          <table:covered-table-cell/>
        </table:table-row>
        <table:table-row table:style-name="Tabela3.33">
          <table:table-cell table:style-name="Tabela3.A42" office:value-type="string">
            <text:p text:style-name="P27">Vzdump-lxc-101</text:p>
            <text:p text:style-name="P52">(Controlado de Dominio)</text:p>
          </table:table-cell>
          <table:table-cell table:style-name="Tabela3.B42" table:number-columns-spanned="4" office:value-type="string">
            <text:p text:style-name="P27">ec69aa54dcc9e1d84d44a62a8ba64f26</text:p>
          </table:table-cell>
          <table:covered-table-cell/>
          <table:covered-table-cell/>
          <table:covered-table-cell/>
          <table:table-cell table:style-name="Tabela3.B42" table:number-columns-spanned="4" office:value-type="string">
            <text:p text:style-name="P27">ec69aa54dcc9e1d84d44a62a8ba64f26</text:p>
          </table:table-cell>
          <table:covered-table-cell/>
          <table:covered-table-cell/>
          <table:covered-table-cell/>
          <table:table-cell table:style-name="Tabela3.B42" table:number-columns-spanned="5" office:value-type="string">
            <text:p text:style-name="P53">Rodrigo A de O Barros</text:p>
          </table:table-cell>
          <table:covered-table-cell/>
          <table:covered-table-cell/>
          <table:covered-table-cell/>
          <table:covered-table-cell/>
          <table:table-cell table:style-name="Tabela3.O42" table:number-columns-spanned="2" office:value-type="string">
            <text:p text:style-name="P53">Semanal</text:p>
          </table:table-cell>
          <table:covered-table-cell/>
        </table:table-row>
        <table:table-row table:style-name="Tabela3.33">
          <table:table-cell table:style-name="Tabela3.A42" office:value-type="string">
            <text:p text:style-name="P27">Vzdump-lxc-116</text:p>
            <text:p text:style-name="P54">(<text:span text:style-name="T15">OCS</text:span>)</text:p>
          </table:table-cell>
          <table:table-cell table:style-name="Tabela3.B42" table:number-columns-spanned="4" office:value-type="string">
            <text:p text:style-name="P27">dbf490576f0b80b979ce9f227c7a05fa</text:p>
          </table:table-cell>
          <table:covered-table-cell/>
          <table:covered-table-cell/>
          <table:covered-table-cell/>
          <table:table-cell table:style-name="Tabela3.B42" table:number-columns-spanned="4" office:value-type="string">
            <text:p text:style-name="P27">dbf490576f0b80b979ce9f227c7a05fa</text:p>
          </table:table-cell>
          <table:covered-table-cell/>
          <table:covered-table-cell/>
          <table:covered-table-cell/>
          <table:table-cell table:style-name="Tabela3.B42" table:number-columns-spanned="5" office:value-type="string">
            <text:p text:style-name="P53">Rodrigo A de O Barros</text:p>
          </table:table-cell>
          <table:covered-table-cell/>
          <table:covered-table-cell/>
          <table:covered-table-cell/>
          <table:covered-table-cell/>
          <table:table-cell table:style-name="Tabela3.O42" table:number-columns-spanned="2" office:value-type="string">
            <text:p text:style-name="P53">Semanal</text:p>
          </table:table-cell>
          <table:covered-table-cell/>
        </table:table-row>
        <table:table-row table:style-name="Tabela3.33">
          <table:table-cell table:style-name="Tabela3.A42" office:value-type="string">
            <text:p text:style-name="P27">Vzdump-lxc-117</text:p>
            <text:p text:style-name="P55">(HA proxy)</text:p>
          </table:table-cell>
          <table:table-cell table:style-name="Tabela3.B42" table:number-columns-spanned="4" office:value-type="string">
            <text:p text:style-name="P27">34bd8e372bd2b165fb1744f7cfa1827b</text:p>
          </table:table-cell>
          <table:covered-table-cell/>
          <table:covered-table-cell/>
          <table:covered-table-cell/>
          <table:table-cell table:style-name="Tabela3.B42" table:number-columns-spanned="4" office:value-type="string">
            <text:p text:style-name="P27">34bd8e372bd2b165fb1744f7cfa1827b</text:p>
          </table:table-cell>
          <table:covered-table-cell/>
          <table:covered-table-cell/>
          <table:covered-table-cell/>
          <table:table-cell table:style-name="Tabela3.B42" table:number-columns-spanned="5" office:value-type="string">
            <text:p text:style-name="P53">Rodrigo A de O Barros</text:p>
          </table:table-cell>
          <table:covered-table-cell/>
          <table:covered-table-cell/>
          <table:covered-table-cell/>
          <table:covered-table-cell/>
          <table:table-cell table:style-name="Tabela3.O42" table:number-columns-spanned="2" office:value-type="string">
            <text:p text:style-name="P53">Semanal</text:p>
          </table:table-cell>
          <table:covered-table-cell/>
        </table:table-row>
        <table:table-row table:style-name="Tabela3.33">
          <table:table-cell table:style-name="Tabela3.A45" office:value-type="string">
            <text:p text:style-name="P56">vzdump-qemu-106</text:p>
            <text:p text:style-name="P57">(Servidor de aplicação)</text:p>
          </table:table-cell>
          <table:table-cell table:style-name="Tabela3.B45" table:number-columns-spanned="4" office:value-type="string">
            <text:p text:style-name="P27">13bab054543f3c5c17ccca003183677d</text:p>
          </table:table-cell>
          <table:covered-table-cell/>
          <table:covered-table-cell/>
          <table:covered-table-cell/>
          <table:table-cell table:style-name="Tabela3.B45" table:number-columns-spanned="4" office:value-type="string">
            <text:p text:style-name="P27">13bab054543f3c5c17ccca003183677d</text:p>
          </table:table-cell>
          <table:covered-table-cell/>
          <table:covered-table-cell/>
          <table:covered-table-cell/>
          <table:table-cell table:style-name="Tabela3.B45" table:number-columns-spanned="5" office:value-type="string">
            <text:p text:style-name="P53">Rodrigo A de O Barros</text:p>
          </table:table-cell>
          <table:covered-table-cell/>
          <table:covered-table-cell/>
          <table:covered-table-cell/>
          <table:covered-table-cell/>
          <table:table-cell table:style-name="Tabela3.O45" table:number-columns-spanned="2" office:value-type="string">
            <text:p text:style-name="P53">Semanal</text:p>
          </table:table-cell>
          <table:covered-table-cell/>
        </table:table-row>
        <table:table-row table:style-name="Tabela3.33">
          <table:table-cell table:style-name="Tabela3.A18" table:number-columns-spanned="16" office:value-type="string">
            <text:p text:style-name="P51">Observaçõ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47">
          <table:table-cell table:style-name="Tabela3.A47" table:number-columns-spanned="16" office:value-type="string">
            <text:p text:style-name="P58">A operação de restauração obteve êxito total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9"/>
      <text:p text:style-name="P6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2T13:57:25.299000000</meta:creation-date>
    <dc:date>2024-11-07T18:48:58.066000000</dc:date>
    <meta:editing-duration>PT14H43M44S</meta:editing-duration>
    <meta:editing-cycles>290</meta:editing-cycles>
    <meta:generator>LibreOffice/24.8.2.1$Windows_X86_64 LibreOffice_project/0f794b6e29741098670a3b95d60478a65d05ef13</meta:generator>
    <meta:print-date>2024-11-07T18:48:17.677000000</meta:print-date>
    <meta:printed-by>Arquivos PDF</meta:printed-by>
    <meta:document-statistic meta:table-count="1" meta:image-count="0" meta:object-count="0" meta:page-count="2" meta:paragraph-count="134" meta:word-count="270" meta:character-count="1935" meta:non-whitespace-character-count="1790"/>
  </office:meta>
</office:document-meta>
</file>